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699" officeooo:paragraph-rsid="00062419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f6982" officeooo:paragraph-rsid="000f6982"/>
    </style:style>
    <style:style style:name="T1" style:family="text">
      <style:text-properties fo:color="#000000" style:font-name="Arial-BoldMT" fo:font-size="10pt" fo:font-weight="bold" style:font-size-asian="10pt" style:font-weight-asian="bold"/>
    </style:style>
    <style:style style:name="T2" style:family="text">
      <style:text-properties fo:color="#000000" style:font-name="Arial-BoldMT" fo:font-size="10pt" fo:font-weight="bold" officeooo:rsid="000f6982" style:font-size-asian="10pt" style:font-weight-asian="bold"/>
    </style:style>
    <style:style style:name="T3" style:family="text">
      <style:text-properties fo:color="#000000" style:font-name="ArialMT" fo:font-size="10pt" style:font-size-asian="10pt"/>
    </style:style>
    <style:style style:name="T4" style:family="text">
      <style:text-properties fo:color="#000000" style:font-name="TimesNewRomanPSMT" fo:font-size="10pt" style:font-size-asian="10pt"/>
    </style:style>
    <style:style style:name="T5" style:family="text">
      <style:text-properties fo:color="#000000" style:font-name="Arial-ItalicMT" fo:font-size="10pt" fo:font-style="italic" style:font-size-asian="10pt" style:font-style-asian="italic"/>
    </style:style>
    <style:style style:name="T6" style:family="text">
      <style:text-properties fo:color="#0000ff" style:font-name="TimesNewRomanPSMT" fo:font-size="12pt" style:font-size-asian="12pt"/>
    </style:style>
    <style:style style:name="T7" style:family="text">
      <style:text-properties fo:color="#0000ff" style:font-name="TimesNewRomanPSMT" fo:font-size="12pt" fo:font-weight="bold" style:font-size-asian="1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gemene Voorwaarden – </text:span><text:span text:style-name="T2">LMS</text:span></text:p>
      <text:p text:style-name="P1"><text:span text:style-name="T2"/></text:p>
      <text:p text:style-name="P2"><text:span text:style-name="T1">Inhoudsopgave:</text:span></text:p>
      <text:p text:style-name="P2"><text:span text:style-name="T3">Artikel 1 - Definities</text:span></text:p>
      <text:p text:style-name="P2"><text:span text:style-name="T3">Artikel 2 - Identiteit van de ondernemer</text:span></text:p>
      <text:p text:style-name="P2"><text:span text:style-name="T3">Artikel 3 - Toepasselijkheid</text:span></text:p>
      <text:p text:style-name="P2"><text:span text:style-name="T3">Artikel 4 - Het aanbod</text:span></text:p>
      <text:p text:style-name="P2"><text:span text:style-name="T3">Artikel 5 - De overeenkomst</text:span></text:p>
      <text:p text:style-name="P2"><text:span text:style-name="T3">Artikel 6 - Herroepingsrecht</text:span></text:p>
      <text:p text:style-name="P2"><text:span text:style-name="T3">Artikel 7 - Verplichtingen van de consument tijdens de bedenktijd</text:span></text:p>
      <text:p text:style-name="P2"><text:span text:style-name="T3">Artikel 8 - Uitoefening van het herroepingsrecht door de consument en kosten daarvan</text:span></text:p>
      <text:p text:style-name="P2"><text:span text:style-name="T3">Artikel 9 - Verplichtingen van de ondernemer bij herroeping</text:span></text:p>
      <text:p text:style-name="P2"><text:span text:style-name="T3">Artikel 10 - Uitsluiting herroepingsrecht</text:span></text:p>
      <text:p text:style-name="P2"><text:span text:style-name="T3">Artikel 11 - De prijs</text:span></text:p>
      <text:p text:style-name="P2"><text:span text:style-name="T3">Artikel 12 - Nakoming en extra garantie</text:span></text:p>
      <text:p text:style-name="P2"><text:span text:style-name="T3">Artikel 13 - Levering en uitvoering</text:span></text:p>
      <text:p text:style-name="P2"><text:span text:style-name="T3">Artikel 14 - Duurtransacties: duur, opzegging en verlenging</text:span></text:p>
      <text:p text:style-name="P2"><text:span text:style-name="T3">Artikel 15 - Betaling</text:span></text:p>
      <text:p text:style-name="P2"><text:span text:style-name="T3">Artikel 16 - Klachtenregeling</text:span></text:p>
      <text:p text:style-name="P2"><text:span text:style-name="T3">Artikel 17 - Geschillen</text:span></text:p>
      <text:p text:style-name="P2"><text:span text:style-name="T3">Artikel 18 - Aanvullende of afwijkende bepalingen</text:span></text:p>
      <text:p text:style-name="P2"><text:span text:style-name="T3"/></text:p>
      <text:p text:style-name="P2"><text:span text:style-name="T1">Artikel 1 - Definities</text:span></text:p>
      <text:p text:style-name="P2"><text:span text:style-name="T3">In deze voorwaarden wordt verstaan onder:</text:span></text:p>
      <text:p text:style-name="P2"><text:span text:style-name="T3"/></text:p>
      <text:p text:style-name="P2"><text:span text:style-name="T3">1. </text:span><text:span text:style-name="T1">Aanvullende overeenkomst</text:span><text:span text:style-name="T3">: een overeenkomst waarbij de consument producten, digitale inhoud</text:span></text:p>
      <text:p text:style-name="P2"><text:span text:style-name="T3">en/of diensten verwerft in verband met een overeenkomst op afstand en deze zaken, digitale inhoud</text:span></text:p>
      <text:p text:style-name="P2"><text:span text:style-name="T3">en/of diensten door de ondernemer worden geleverd of door een derde partij op basis van een</text:span></text:p>
      <text:p text:style-name="P2"><text:span text:style-name="T3">afspraak tussen die derde en de ondernemer;</text:span></text:p>
      <text:p text:style-name="P2"><text:span text:style-name="T3">2. </text:span><text:span text:style-name="T1">Bedenktijd</text:span><text:span text:style-name="T3">: de termijn waarbinnen de consument gebruik kan maken van zijn herroepingsrecht;</text:span></text:p>
      <text:p text:style-name="P2"><text:span text:style-name="T3">3. </text:span><text:span text:style-name="T1">Consument</text:span><text:span text:style-name="T3">: de natuurlijke persoon die niet handelt voor doeleinden die verband houden met zijn</text:span></text:p>
      <text:p text:style-name="P2"><text:span text:style-name="T3">handels-, bedrijfs-, ambachts- of beroepsactiviteit;</text:span></text:p>
      <text:p text:style-name="P2"><text:span text:style-name="T3">4. </text:span><text:span text:style-name="T1">Dag</text:span><text:span text:style-name="T3">: kalenderdag;</text:span></text:p>
      <text:p text:style-name="P2"><text:span text:style-name="T3">5. </text:span><text:span text:style-name="T1">Digitale inhoud</text:span><text:span text:style-name="T3">: gegevens die in digitale vorm geproduceerd en geleverd worden;</text:span></text:p>
      <text:p text:style-name="P2"><text:span text:style-name="T3">6. </text:span><text:span text:style-name="T1">Duurovereenkomst</text:span><text:span text:style-name="T3">: een overeenkomst die strekt tot de regelmatige levering van zaken, diensten</text:span></text:p>
      <text:p text:style-name="P2"><text:span text:style-name="T3">en/of digitale inhoud gedurende een bepaalde periode;</text:span></text:p>
      <text:p text:style-name="P2"><text:span text:style-name="T3">7. </text:span><text:span text:style-name="T1">Duurzame gegevensdrager</text:span><text:span text:style-name="T3">: elk hulpmiddel - waaronder ook begrepen e-mail - dat de consument</text:span></text:p>
      <text:p text:style-name="P2"><text:span text:style-name="T3">of ondernemer in staat stelt om informatie die aan hem persoonlijk is gericht, op te slaan op een</text:span></text:p>
      <text:p text:style-name="P2"><text:span text:style-name="T3">manier die toekomstige raadpleging of gebruik gedurende een periode die is afgestemd op het doel</text:span></text:p>
      <text:p text:style-name="P2"><text:span text:style-name="T3">waarvoor de informatie is bestemd, en die ongewijzigde reproductie van de opgeslagen informatie</text:span></text:p>
      <text:p text:style-name="P2"><text:span text:style-name="T3">mogelijk maakt;</text:span></text:p>
      <text:p text:style-name="P2"><text:span text:style-name="T3">8. </text:span><text:span text:style-name="T1">Herroepingsrecht</text:span><text:span text:style-name="T3">: de mogelijkheid van de consument om binnen de bedenktijd af te zien van de</text:span></text:p>
      <text:p text:style-name="P2"><text:span text:style-name="T3">overeenkomst op afstand;</text:span></text:p>
      <text:p text:style-name="P2"><text:span text:style-name="T3">9. </text:span><text:span text:style-name="T1">Ondernemer</text:span><text:span text:style-name="T3">: de natuurlijke of rechtspersoon die producten, (toegang tot) digitale inhoud en/of</text:span></text:p>
      <text:p text:style-name="P2"><text:span text:style-name="T3">diensten op afstand aan consumenten aanbiedt;</text:span></text:p>
      <text:p text:style-name="P2"><text:span text:style-name="T3">10. </text:span><text:span text:style-name="T1">Overeenkomst op afstand</text:span><text:span text:style-name="T3">: een overeenkomst die tussen de ondernemer en de consument wordt</text:span></text:p>
      <text:p text:style-name="P2"><text:span text:style-name="T3">gesloten in het kader van een georganiseerd systeem voor verkoop op afstand van producten,</text:span></text:p>
      <text:p text:style-name="P2"><text:span text:style-name="T3">digitale inhoud en/of diensten, waarbij tot en met het sluiten van de overeenkomst uitsluitend of</text:span></text:p>
      <text:p text:style-name="P2"><text:span text:style-name="T3">mede gebruik gemaakt wordt van één of meer technieken voor communicatie op afstand;</text:span></text:p>
      <text:p text:style-name="P2"><text:span text:style-name="T3">11. </text:span><text:span text:style-name="T1">Modelformulier voor herroeping</text:span><text:span text:style-name="T3">: het in Bijlage I van deze voorwaarden opgenomen Europese</text:span></text:p>
      <text:p text:style-name="P2"><text:span text:style-name="T3">modelformulier voor herroeping. Bijlage I hoeft niet ter beschikking te worden gesteld als de</text:span></text:p>
      <text:p text:style-name="P2"><text:span text:style-name="T3">consument ter zake van zijn bestelling geen herroepingsrecht heeft;</text:span></text:p>
      <text:p text:style-name="P2"><text:span text:style-name="T3">12. </text:span><text:span text:style-name="T1">Techniek voor communicatie op afstand</text:span><text:span text:style-name="T3">: middel dat kan worden gebruikt voor het sluiten van</text:span></text:p>
      <text:p text:style-name="P2"><text:span text:style-name="T3">een overeenkomst, zonder dat consument en ondernemer gelijktijdig in dezelfde ruimte hoeven te</text:span></text:p>
      <text:p text:style-name="P2"><text:span text:style-name="T3">zijn samengekomen.</text:span></text:p>
      <text:p text:style-name="P2"><text:span text:style-name="T3"/></text:p>
      <text:p text:style-name="P2"><text:span text:style-name="T1">Artikel 2 - Identiteit van de ondernemer</text:span></text:p>
      <text:p text:style-name="P2"><text:span text:style-name="T1"/></text:p>
      <text:p text:style-name="P3"><text:span text:style-name="T1">LMS Distribution</text:span></text:p>
      <text:p text:style-name="P3"><text:span text:style-name="T1">Toepadweg 10</text:span></text:p>
      <text:p text:style-name="P2"><text:span text:style-name="T2">5301 KA</text:span><text:span text:style-name="T1"> </text:span><text:span text:style-name="T2">Zaltbommel</text:span></text:p>
      <text:p text:style-name="P2"><text:span text:style-name="T1">Telefoonnummer: </text:span><text:a xlink:type="simple" xlink:href="tel:085-0703058" text:style-name="Internet_20_link" text:visited-style-name="Visited_20_Internet_20_Link">085-0703058</text:a><text:span text:style-name="T1"> </text:span></text:p>
      <text:p text:style-name="P2"><text:span text:style-name="T1">E-mailadres: </text:span><text:a xlink:type="simple" xlink:href="mailto:info@lmsdistribution.nl" text:style-name="Internet_20_link" text:visited-style-name="Visited_20_Internet_20_Link">info@lmsdistribution.nl</text:a><text:span text:style-name="T7"> </text:span></text:p>
      <text:p text:style-name="P2"><text:soft-page-break/><text:span text:style-name="T1">KvK-nummer: </text:span></text:p>
      <text:p text:style-name="P2"><text:span text:style-name="T1">Btw-identificatienummer: </text:span></text:p>
      <text:p text:style-name="P2"><text:span text:style-name="T1"/></text:p>
      <text:p text:style-name="P2"><text:span text:style-name="T3">Indien de activiteit van de ondernemer is onderworpen aan een relevant vergunningstelsel: de</text:span></text:p>
      <text:p text:style-name="P2"><text:span text:style-name="T3">gegevens over de toezichthoudende autoriteit.</text:span></text:p>
      <text:p text:style-name="P2"><text:span text:style-name="T3">Indien de ondernemer een gereglementeerd beroep uitoefent:</text:span></text:p>
      <text:p text:style-name="P2"><text:span text:style-name="T4">- </text:span><text:span text:style-name="T3">de beroepsvereniging of -organisatie waarbij hij is aangesloten;</text:span></text:p>
      <text:p text:style-name="P2"><text:span text:style-name="T4">- </text:span><text:span text:style-name="T3">de beroepstitel, de plaats in de EU of de Europese Economische Ruimte waar deze is toegekend;</text:span></text:p>
      <text:p text:style-name="P2"><text:span text:style-name="T4">- </text:span><text:span text:style-name="T3">een verwijzing naar de beroepsregels die in Nederland van toepassing zijn en aanwijzingen waar en</text:span></text:p>
      <text:p text:style-name="P2"><text:span text:style-name="T3">hoe deze beroepsregels toegankelijk zijn.</text:span></text:p>
      <text:p text:style-name="P2"><text:span text:style-name="T3"/></text:p>
      <text:p text:style-name="P2"><text:span text:style-name="T1">Artikel 3 - Toepasselijkheid</text:span></text:p>
      <text:p text:style-name="P2"><text:span text:style-name="T3">1. Deze algemene voorwaarden zijn van toepassing op elk aanbod van de ondernemer en op elke tot</text:span></text:p>
      <text:p text:style-name="P2"><text:span text:style-name="T3">stand gekomen overeenkomst op afstand tussen ondernemer en consument.</text:span></text:p>
      <text:p text:style-name="P2"><text:span text:style-name="T3">2. Voordat de overeenkomst op afstand wordt gesloten, wordt de tekst van deze algemene</text:span></text:p>
      <text:p text:style-name="P2"><text:span text:style-name="T3">voorwaarden aan de consument beschikbaar gesteld. Indien dit redelijkerwijs niet mogelijk is, zal de</text:span></text:p>
      <text:p text:style-name="P2"><text:span text:style-name="T3">ondernemer voordat de overeenkomst op afstand wordt gesloten, aangeven op welke wijze de</text:span></text:p>
      <text:p text:style-name="P2"><text:span text:style-name="T3">algemene voorwaarden bij de ondernemer zijn in te zien en dat zij op verzoek van de consument zo</text:span></text:p>
      <text:p text:style-name="P2"><text:span text:style-name="T3">spoedig mogelijk kosteloos worden toegezonden.</text:span></text:p>
      <text:p text:style-name="P2"><text:span text:style-name="T3">3. Indien de overeenkomst op afstand elektronisch wordt gesloten, kan in afwijking van het vorige lid</text:span></text:p>
      <text:p text:style-name="P2"><text:span text:style-name="T3">en voordat de overeenkomst op afstand wordt gesloten, de tekst van deze algemene voorwaarden</text:span></text:p>
      <text:p text:style-name="P2"><text:span text:style-name="T3">langs elektronische weg aan de consument ter beschikking worden gesteld op zodanige wijze dat</text:span></text:p>
      <text:p text:style-name="P2"><text:span text:style-name="T3">deze door de consument op een eenvoudige manier kan worden opgeslagen op een duurzame</text:span></text:p>
      <text:p text:style-name="P2"><text:span text:style-name="T3">gegevensdrager. Indien dit redelijkerwijs niet mogelijk is, zal voordat de overeenkomst op afstand</text:span></text:p>
      <text:p text:style-name="P2"><text:span text:style-name="T3">wordt gesloten, worden aangegeven waar van de algemene voorwaarden langs elektronische weg</text:span></text:p>
      <text:p text:style-name="P2"><text:span text:style-name="T3">kan worden kennisgenomen en dat zij op verzoek van de consument langs elektronische weg of op</text:span></text:p>
      <text:p text:style-name="P2"><text:span text:style-name="T3">andere wijze kosteloos zullen worden toegezonden.</text:span></text:p>
      <text:p text:style-name="P2"><text:span text:style-name="T3">4. Voor het geval dat naast deze algemene voorwaarden tevens specifieke product- of</text:span></text:p>
      <text:p text:style-name="P2"><text:span text:style-name="T3">dienstenvoorwaarden van toepassing zijn, is het tweede en derde lid van overeenkomstige</text:span></text:p>
      <text:p text:style-name="P2"><text:span text:style-name="T3">toepassing en kan de consument zich in geval van tegenstrijdige voorwaarden steeds beroepen op</text:span></text:p>
      <text:p text:style-name="P2"><text:span text:style-name="T3">de toepasselijke bepaling die voor hem het meest gunstig is.</text:span></text:p>
      <text:p text:style-name="P2"><text:span text:style-name="T3"/></text:p>
      <text:p text:style-name="P2"><text:span text:style-name="T1">Artikel 4 - Het aanbod</text:span></text:p>
      <text:p text:style-name="P2"><text:span text:style-name="T3">1. Indien een aanbod een beperkte geldigheidsduur heeft of onder voorwaarden geschiedt, wordt</text:span></text:p>
      <text:p text:style-name="P2"><text:span text:style-name="T3">dit nadrukkelijk in het aanbod vermeld.</text:span></text:p>
      <text:p text:style-name="P2"><text:span text:style-name="T3">2. Het aanbod bevat een volledige en nauwkeurige omschrijving van de aangeboden producten,</text:span></text:p>
      <text:p text:style-name="P2"><text:span text:style-name="T3">digitale inhoud en/of diensten. De beschrijving is voldoende gedetailleerd om een goede</text:span></text:p>
      <text:p text:style-name="P2"><text:span text:style-name="T3">beoordeling van het aanbod door de consument mogelijk te maken. Als de ondernemer gebruik</text:span></text:p>
      <text:p text:style-name="P2"><text:span text:style-name="T3">maakt van afbeeldingen, zijn deze een waarheidsgetrouwe weergave van de aangeboden</text:span></text:p>
      <text:p text:style-name="P2"><text:span text:style-name="T3">producten, diensten en/of digitale inhoud. Kennelijke vergissingen of kennelijke fouten in het</text:span></text:p>
      <text:p text:style-name="P2"><text:span text:style-name="T3">aanbod binden de ondernemer niet.</text:span></text:p>
      <text:p text:style-name="P2"><text:span text:style-name="T3">3. Elk aanbod bevat zodanige informatie, dat voor de consument duidelijk is wat de rechten en</text:span></text:p>
      <text:p text:style-name="P2"><text:span text:style-name="T3">verplichtingen zijn, die aan de aanvaarding van het aanbod zijn verbonden.</text:span></text:p>
      <text:p text:style-name="P2"><text:span text:style-name="T3"/></text:p>
      <text:p text:style-name="P2"><text:span text:style-name="T1">Artikel 5 - De overeenkomst</text:span></text:p>
      <text:p text:style-name="P2"><text:span text:style-name="T3">1. De overeenkomst komt, onder voorbehoud van het bepaalde in lid 4, tot stand op het moment</text:span></text:p>
      <text:p text:style-name="P2"><text:span text:style-name="T3">van aanvaarding door de consument van het aanbod en het voldoen aan de daarbij gestelde</text:span></text:p>
      <text:p text:style-name="P2"><text:span text:style-name="T3">voorwaarden.</text:span></text:p>
      <text:p text:style-name="P2"><text:span text:style-name="T3">2. Indien de consument het aanbod langs elektronische weg heeft aanvaard, bevestigt de</text:span></text:p>
      <text:p text:style-name="P2"><text:span text:style-name="T3">ondernemer onverwijld langs elektronische weg de ontvangst van de aanvaarding van het aanbod.</text:span></text:p>
      <text:p text:style-name="P2"><text:span text:style-name="T3">Zolang de ontvangst van deze aanvaarding niet door de ondernemer is bevestigd, kan de</text:span></text:p>
      <text:p text:style-name="P2"><text:span text:style-name="T3">consument de overeenkomst ontbinden.</text:span></text:p>
      <text:p text:style-name="P2"><text:span text:style-name="T3">3. Indien de overeenkomst elektronisch tot stand komt, treft de ondernemer passende technische</text:span></text:p>
      <text:p text:style-name="P2"><text:span text:style-name="T3">en organisatorische maatregelen ter beveiliging van de elektronische overdracht van data en zorgt</text:span></text:p>
      <text:p text:style-name="P2"><text:span text:style-name="T3">hij voor een veilige webomgeving. Indien de consument elektronisch kan betalen, zal de</text:span></text:p>
      <text:p text:style-name="P2"><text:span text:style-name="T3">ondernemer daartoe passende veiligheidsmaatregelen in acht nemen.</text:span></text:p>
      <text:p text:style-name="P2"><text:span text:style-name="T3">4. De ondernemer kan zich binnen wettelijke kaders - op de hoogte stellen of de consument aan</text:span></text:p>
      <text:p text:style-name="P2"><text:span text:style-name="T3">zijn betalingsverplichtingen kan voldoen, alsmede van al die feiten en factoren die van belang zijn</text:span></text:p>
      <text:p text:style-name="P2"><text:span text:style-name="T3">voor een verantwoord aangaan van de overeenkomst op afstand. Indien de ondernemer op grond</text:span></text:p>
      <text:p text:style-name="P2"><text:span text:style-name="T3">van dit onderzoek goede gronden heeft om de overeenkomst niet aan te gaan, is hij gerechtigd</text:span></text:p>
      <text:p text:style-name="P2"><text:span text:style-name="T3">gemotiveerd een bestelling of aanvraag te weigeren of aan de uitvoering bijzondere voorwaarden te</text:span></text:p>
      <text:p text:style-name="P2"><text:span text:style-name="T3">verbinden.</text:span></text:p>
      <text:p text:style-name="P2"><text:span text:style-name="T3">5. De ondernemer zal uiterlijk bij levering van het product, de dienst of digitale inhoud aan de</text:span></text:p>
      <text:p text:style-name="P2"><text:soft-page-break/><text:span text:style-name="T3">consument de volgende informatie, schriftelijk of op zodanige wijze dat deze door de consument op</text:span></text:p>
      <text:p text:style-name="P2"><text:span text:style-name="T3">een toegankelijke manier kan worden opgeslagen op een duurzame gegevensdrager, meesturen:</text:span></text:p>
      <text:p text:style-name="P2"><text:span text:style-name="T3">a. het bezoekadres van de vestiging van de ondernemer waar de consument met klachten terecht</text:span></text:p>
      <text:p text:style-name="P2"><text:span text:style-name="T3">kan;</text:span></text:p>
      <text:p text:style-name="P2"><text:span text:style-name="T3">b. de voorwaarden waaronder en de wijze waarop de consument van het herroepingsrecht gebruik</text:span></text:p>
      <text:p text:style-name="P2"><text:span text:style-name="T3">kan maken, dan wel een duidelijke melding inzake het uitgesloten zijn van het herroepingsrecht;</text:span></text:p>
      <text:p text:style-name="P2"><text:span text:style-name="T3">c. de informatie over garanties en bestaande service na aankoop;</text:span></text:p>
      <text:p text:style-name="P2"><text:span text:style-name="T3">d. de prijs met inbegrip van alle belastingen van het product, dienst of digitale inhoud; voor zover</text:span></text:p>
      <text:p text:style-name="P2"><text:span text:style-name="T3">van toepassing de kosten van aflevering; en de wijze van betaling, aflevering of uitvoering van</text:span></text:p>
      <text:p text:style-name="P2"><text:span text:style-name="T3">de overeenkomst op afstand;</text:span></text:p>
      <text:p text:style-name="P2"><text:span text:style-name="T3">e. de vereisten voor opzegging van de overeenkomst indien de overeenkomst een duur heeft van</text:span></text:p>
      <text:p text:style-name="P2"><text:span text:style-name="T3">meer dan één jaar of van onbepaalde duur is;</text:span></text:p>
      <text:p text:style-name="P2"><text:span text:style-name="T3">f. indien de consument een herroepingsrecht heeft, het modelformulier voor herroeping.</text:span></text:p>
      <text:p text:style-name="P2"><text:span text:style-name="T3">6. In geval van een duurtransactie is de bepaling in het vorige lid slechts van toepassing op de</text:span></text:p>
      <text:p text:style-name="P2"><text:span text:style-name="T3">eerste levering.</text:span></text:p>
      <text:p text:style-name="P2"><text:span text:style-name="T3"/></text:p>
      <text:p text:style-name="P2"><text:span text:style-name="T1">Artikel 6 - Herroepingsrecht</text:span></text:p>
      <text:p text:style-name="P2"><text:span text:style-name="T5">Bij producten:</text:span></text:p>
      <text:p text:style-name="P2"><text:span text:style-name="T3">1. De consument kan een overeenkomst met betrekking tot de aankoop van een product gedurende</text:span></text:p>
      <text:p text:style-name="P2"><text:span text:style-name="T3">een bedenktijd van minimaal 14 dagen zonder opgave van redenen ontbinden. De ondernemer mag</text:span></text:p>
      <text:p text:style-name="P2"><text:span text:style-name="T3">de consument vragen naar de reden van herroeping, maar deze niet tot opgave van zijn reden(en)</text:span></text:p>
      <text:p text:style-name="P2"><text:span text:style-name="T3">verplichten.</text:span></text:p>
      <text:p text:style-name="P2"><text:span text:style-name="T3">2. De in lid 1 genoemde bedenktijd gaat in op de dag nadat de consument, of een vooraf door de</text:span></text:p>
      <text:p text:style-name="P2"><text:span text:style-name="T3">consument aangewezen derde, die niet de vervoerder is, het product heeft ontvangen, of:</text:span></text:p>
      <text:p text:style-name="P2"><text:span text:style-name="T3">a. als de consument in eenzelfde bestelling meerdere producten heeft besteld: de dag waarop de</text:span></text:p>
      <text:p text:style-name="P2"><text:span text:style-name="T3">consument, of een door hem aangewezen derde, het laatste product heeft ontvangen. De</text:span></text:p>
      <text:p text:style-name="P2"><text:span text:style-name="T3">ondernemer mag, mits hij de consument hier voorafgaand aan het bestelproces op duidelijke</text:span></text:p>
      <text:p text:style-name="P2"><text:span text:style-name="T3">wijze over heeft geïnformeerd, een bestelling van meerdere producten met een verschillende</text:span></text:p>
      <text:p text:style-name="P2"><text:span text:style-name="T3">levertijd weigeren.</text:span></text:p>
      <text:p text:style-name="P2"><text:span text:style-name="T3">b. als de levering van een product bestaat uit verschillende zendingen of onderdelen: de dag</text:span></text:p>
      <text:p text:style-name="P2"><text:span text:style-name="T3">waarop de consument, of een door hem aangewezen derde, de laatste zending of het laatste</text:span></text:p>
      <text:p text:style-name="P2"><text:span text:style-name="T3">onderdeel heeft ontvangen;</text:span></text:p>
      <text:p text:style-name="P2"><text:span text:style-name="T3">c. bij overeenkomsten voor regelmatige levering van producten gedurende een bepaalde periode:</text:span></text:p>
      <text:p text:style-name="P2"><text:span text:style-name="T3">de dag waarop de consument, of een door hem aangewezen derde, het eerste product heeft</text:span></text:p>
      <text:p text:style-name="P2"><text:span text:style-name="T3">ontvangen.</text:span></text:p>
      <text:p text:style-name="P2"><text:span text:style-name="T5">Bij diensten en digitale inhoud die niet op een materiële drager is geleverd:</text:span></text:p>
      <text:p text:style-name="P2"><text:span text:style-name="T3">3. De consument kan een dienstenovereenkomst en een overeenkomst voor levering van digitale</text:span></text:p>
      <text:p text:style-name="P2"><text:span text:style-name="T3">inhoud die niet op een materiële drager is geleverd gedurende minimaal 14 dagen zonder opgave</text:span></text:p>
      <text:p text:style-name="P2"><text:span text:style-name="T3">van redenen ontbinden. De ondernemer mag de consument vragen naar de reden van herroeping,</text:span></text:p>
      <text:p text:style-name="P2"><text:span text:style-name="T3">maar deze niet tot opgave van zijn reden(en) verplichten.</text:span></text:p>
      <text:p text:style-name="P2"><text:span text:style-name="T3">4. De in lid 3 genoemde bedenktijd gaat in op de dag die volgt op het sluiten van de overeenkomst.</text:span></text:p>
      <text:p text:style-name="P2"><text:span text:style-name="T5">Verlengde bedenktijd voor producten, diensten en digitale inhoud die niet op een materiële drager is</text:span></text:p>
      <text:p text:style-name="P2"><text:span text:style-name="T5">geleverd bij niet informeren over herroepingsrecht:</text:span></text:p>
      <text:p text:style-name="P2"><text:span text:style-name="T3">5. Indien de ondernemer de consument de wettelijk verplichte informatie over het herroepingsrecht of</text:span></text:p>
      <text:p text:style-name="P2"><text:span text:style-name="T3">het modelformulier voor herroeping niet heeft verstrekt, loopt de bedenktijd af twaalf maanden na</text:span></text:p>
      <text:p text:style-name="P2"><text:span text:style-name="T3">het einde van de oorspronkelijke, overeenkomstig de vorige leden van dit artikel vastgestelde</text:span></text:p>
      <text:p text:style-name="P2"><text:span text:style-name="T3">bedenktijd.</text:span></text:p>
      <text:p text:style-name="P2"><text:span text:style-name="T3">6. Indien de ondernemer de in het voorgaande lid bedoelde informatie aan de consument heeft</text:span></text:p>
      <text:p text:style-name="P2"><text:span text:style-name="T3">verstrekt binnen twaalf maanden na de ingangsdatum van de oorspronkelijke bedenktijd, verstrijkt</text:span></text:p>
      <text:p text:style-name="P2"><text:span text:style-name="T3">de bedenktijd 14 dagen na de dag waarop de consument die informatie heeft ontvangen.</text:span></text:p>
      <text:p text:style-name="P2"><text:span text:style-name="T3"/></text:p>
      <text:p text:style-name="P2"><text:span text:style-name="T1">Artikel 7 - Verplichtingen van de consument tijdens de bedenktijd</text:span></text:p>
      <text:p text:style-name="P2"><text:span text:style-name="T3">1. Tijdens de bedenktijd zal de consument zorgvuldig omgaan met het product en de verpakking. Hij</text:span></text:p>
      <text:p text:style-name="P2"><text:span text:style-name="T3">zal het product slechts uitpakken of gebruiken in de mate die nodig is om de aard, de kenmerken en</text:span></text:p>
      <text:p text:style-name="P2"><text:span text:style-name="T3">de werking van het product vast te stellen. Het uitgangspunt hierbij is dat de consument het product</text:span></text:p>
      <text:p text:style-name="P2"><text:span text:style-name="T3">slechts mag hanteren en inspecteren zoals hij dat in een winkel zou mogen doen.</text:span></text:p>
      <text:p text:style-name="P2"><text:span text:style-name="T3">2. De consument is alleen aansprakelijk voor waardevermindering van het product die het gevolg is</text:span></text:p>
      <text:p text:style-name="P2"><text:span text:style-name="T3">van een manier van omgaan met het product die verder gaat dan toegestaan in lid 1.</text:span></text:p>
      <text:p text:style-name="P2"><text:span text:style-name="T3">3. De consument is niet aansprakelijk voor waardevermindering van het product als de ondernemer</text:span></text:p>
      <text:p text:style-name="P2"><text:span text:style-name="T3">hem niet voor of bij het sluiten van de overeenkomst alle wettelijk verplichte informatie over het</text:span></text:p>
      <text:p text:style-name="P2"><text:span text:style-name="T3">herroepingsrecht heeft verstrekt.</text:span></text:p>
      <text:p text:style-name="P2"><text:span text:style-name="T3"/></text:p>
      <text:p text:style-name="P2"><text:span text:style-name="T1">Artikel 8 - Uitoefening van het herroepingsrecht door de consument en kosten daarvan</text:span></text:p>
      <text:p text:style-name="P2"><text:soft-page-break/><text:span text:style-name="T3">1. Als de consument gebruik maakt van zijn herroepingsrecht, meldt hij dit binnen de bedenktermijn</text:span></text:p>
      <text:p text:style-name="P2"><text:span text:style-name="T3">door middel van het modelformulier voor herroeping of op andere ondubbelzinnige wijze aan de</text:span></text:p>
      <text:p text:style-name="P2"><text:span text:style-name="T3">ondernemer.</text:span></text:p>
      <text:p text:style-name="P2"><text:span text:style-name="T3">2. Zo snel mogelijk, maar binnen 14 dagen vanaf de dag volgend op de in lid 1 bedoelde melding,</text:span></text:p>
      <text:p text:style-name="P2"><text:span text:style-name="T3">zendt de consument het product terug, of overhandigt hij dit aan (een gemachtigde van) de</text:span></text:p>
      <text:p text:style-name="P2"><text:span text:style-name="T3">ondernemer. Dit hoeft niet als de ondernemer heeft aangeboden het product zelf af te halen. De</text:span></text:p>
      <text:p text:style-name="P2"><text:span text:style-name="T3">consument heeft de terugzendtermijn in elk geval in acht genomen als hij het product terugzendt</text:span></text:p>
      <text:p text:style-name="P2"><text:span text:style-name="T3">voordat de bedenktijd is verstreken.</text:span></text:p>
      <text:p text:style-name="P2"><text:span text:style-name="T3">3. De consument zendt het product terug met alle geleverde toebehoren, indien redelijkerwijs mogelijk</text:span></text:p>
      <text:p text:style-name="P2"><text:span text:style-name="T3">in originele staat en verpakking, en conform de door de ondernemer verstrekte redelijke en</text:span></text:p>
      <text:p text:style-name="P2"><text:span text:style-name="T3">duidelijke instructies.</text:span></text:p>
      <text:p text:style-name="P2"><text:span text:style-name="T3">4. Het risico en de bewijslast voor de juiste en tijdige uitoefening van het herroepingsrecht ligt bij de</text:span></text:p>
      <text:p text:style-name="P2"><text:span text:style-name="T3">consument.</text:span></text:p>
      <text:p text:style-name="P2"><text:span text:style-name="T3">5. De consument draagt de rechtstreekse kosten van het terugzenden van het product. Als de</text:span></text:p>
      <text:p text:style-name="P2"><text:span text:style-name="T3">ondernemer niet heeft gemeld dat de consument deze kosten moet dragen of als de ondernemer</text:span></text:p>
      <text:p text:style-name="P2"><text:span text:style-name="T3">aangeeft de kosten zelf te dragen, hoeft de consument de kosten voor terugzending niet te dragen.</text:span></text:p>
      <text:p text:style-name="P2"><text:span text:style-name="T3">6. Indien de consument herroept na eerst uitdrukkelijk te hebben verzocht dat de verrichting van de</text:span></text:p>
      <text:p text:style-name="P2"><text:span text:style-name="T3">dienst of de levering van gas, water of elektriciteit die niet gereed voor verkoop zijn gemaakt in een</text:span></text:p>
      <text:p text:style-name="P2"><text:span text:style-name="T3">beperkt volume of bepaalde hoeveelheid aanvangt tijdens de bedenktijd, is de consument de</text:span></text:p>
      <text:p text:style-name="P2"><text:span text:style-name="T3">ondernemer een bedrag verschuldigd dat evenredig is aan dat gedeelte van de verbintenis dat door</text:span></text:p>
      <text:p text:style-name="P2"><text:span text:style-name="T3">de ondernemer is nagekomen op het moment van herroeping, vergeleken met de volledige</text:span></text:p>
      <text:p text:style-name="P2"><text:span text:style-name="T3">nakoming van de verbintenis.</text:span></text:p>
      <text:p text:style-name="P2"><text:span text:style-name="T3">7. De consument draagt geen kosten voor de uitvoering van diensten of de levering van water, gas of</text:span></text:p>
      <text:p text:style-name="P2"><text:span text:style-name="T3">elektriciteit, die niet gereed voor verkoop zijn gemaakt in een beperkt volume of hoeveelheid, of tot</text:span></text:p>
      <text:p text:style-name="P2"><text:span text:style-name="T3">levering van stadsverwarming, indien:</text:span></text:p>
      <text:p text:style-name="P2"><text:span text:style-name="T3">a. de ondernemer de consument de wettelijk verplichte informatie over het herroepingsrecht, de</text:span></text:p>
      <text:p text:style-name="P2"><text:span text:style-name="T3">kostenvergoeding bij herroeping of het modelformulier voor herroeping niet heeft verstrekt, of;</text:span></text:p>
      <text:p text:style-name="P2"><text:span text:style-name="T3">b. de consument niet uitdrukkelijk om de aanvang van de uitvoering van de dienst of levering van</text:span></text:p>
      <text:p text:style-name="P2"><text:span text:style-name="T3">gas, water, elektriciteit of stadsverwarming tijdens de bedenktijd heeft verzocht.</text:span></text:p>
      <text:p text:style-name="P2"><text:span text:style-name="T3">8. De consument draagt geen kosten voor de volledige of gedeeltelijke levering van niet op een</text:span></text:p>
      <text:p text:style-name="P2"><text:span text:style-name="T3">materiële drager geleverde digitale inhoud, indien:</text:span></text:p>
      <text:p text:style-name="P2"><text:span text:style-name="T3">a. hij voorafgaand aan de levering ervan niet uitdrukkelijk heeft ingestemd met het beginnen van</text:span></text:p>
      <text:p text:style-name="P2"><text:span text:style-name="T3">de nakoming van de overeenkomst voor het einde van de bedenktijd;</text:span></text:p>
      <text:p text:style-name="P2"><text:span text:style-name="T3">b. hij niet heeft erkend zijn herroepingsrecht te verliezen bij het verlenen van zijn toestemming; of</text:span></text:p>
      <text:p text:style-name="P2"><text:span text:style-name="T3">c. de ondernemer heeft nagelaten deze verklaring van de consument te bevestigen.</text:span></text:p>
      <text:p text:style-name="P2"><text:span text:style-name="T3">9. Als de consument gebruik maakt van zijn herroepingsrecht, worden alle aanvullende</text:span></text:p>
      <text:p text:style-name="P2"><text:span text:style-name="T3">overeenkomsten van rechtswege ontbonden.</text:span></text:p>
      <text:p text:style-name="P2"><text:span text:style-name="T3"/></text:p>
      <text:p text:style-name="P2"><text:span text:style-name="T1">Artikel 9 - Verplichtingen van de ondernemer bij herroeping</text:span></text:p>
      <text:p text:style-name="P2"><text:span text:style-name="T3">1. Als de ondernemer de melding van herroeping door de consument op elektronische wijze</text:span></text:p>
      <text:p text:style-name="P2"><text:span text:style-name="T3">mogelijk maakt, stuurt hij na ontvangst van deze melding onverwijld een ontvangstbevestiging.</text:span></text:p>
      <text:p text:style-name="P2"><text:span text:style-name="T3">2. De ondernemer vergoedt alle betalingen van de consument, inclusief eventuele leveringskosten</text:span></text:p>
      <text:p text:style-name="P2"><text:span text:style-name="T3">door de ondernemer in rekening gebracht voor het geretourneerde product, onverwijld doch binnen</text:span></text:p>
      <text:p text:style-name="P2"><text:span text:style-name="T3">14 dagen volgend op de dag waarop de consument hem de herroeping meldt. Tenzij de</text:span></text:p>
      <text:p text:style-name="P2"><text:span text:style-name="T3">ondernemer aanbiedt het product zelf af te halen, mag hij wachten met terugbetalen tot hij het</text:span></text:p>
      <text:p text:style-name="P2"><text:span text:style-name="T3">product heeft ontvangen of tot de consument aantoont dat hij het product heeft teruggezonden, naar</text:span></text:p>
      <text:p text:style-name="P2"><text:span text:style-name="T3">gelang welk tijdstip eerder valt.</text:span></text:p>
      <text:p text:style-name="P2"><text:span text:style-name="T3">3. De ondernemer gebruikt voor terugbetaling hetzelfde betaalmiddel dat de consument heeft</text:span></text:p>
      <text:p text:style-name="P2"><text:span text:style-name="T3">gebruikt, tenzij de consument instemt met een andere methode. De terugbetaling is kosteloos voor</text:span></text:p>
      <text:p text:style-name="P2"><text:span text:style-name="T3">de consument.</text:span></text:p>
      <text:p text:style-name="P2"><text:span text:style-name="T3">4. Als de consument heeft gekozen voor een duurdere methode van levering dan de goedkoopste</text:span></text:p>
      <text:p text:style-name="P2"><text:span text:style-name="T3">standaardlevering, hoeft de ondernemer de bijkomende kosten voor de duurdere methode niet</text:span></text:p>
      <text:p text:style-name="P2"><text:span text:style-name="T3">terug te betalen.</text:span></text:p>
      <text:p text:style-name="P2"><text:span text:style-name="T3"/></text:p>
      <text:p text:style-name="P2"><text:span text:style-name="T1">Artikel 10 - Uitsluiting herroepingsrecht</text:span></text:p>
      <text:p text:style-name="P2"><text:span text:style-name="T3">De ondernemer kan de navolgende producten en diensten uitsluiten van het herroepingsrecht, maar</text:span></text:p>
      <text:p text:style-name="P2"><text:span text:style-name="T3">alleen als de ondernemer dit duidelijk bij het aanbod, althans tijdig voor het sluiten van de</text:span></text:p>
      <text:p text:style-name="P2"><text:span text:style-name="T3">overeenkomst, heeft vermeld:</text:span></text:p>
      <text:p text:style-name="P2"><text:span text:style-name="T3">1. Producten of diensten waarvan de prijs gebonden is aan schommelingen op de financiële markt</text:span></text:p>
      <text:p text:style-name="P2"><text:span text:style-name="T3">waarop de ondernemer geen invloed heeft en die zich binnen de herroepingstermijn kunnen</text:span></text:p>
      <text:p text:style-name="P2"><text:span text:style-name="T3">voordoen;</text:span></text:p>
      <text:p text:style-name="P2"><text:span text:style-name="T3">2. Overeenkomsten die gesloten zijn tijdens een openbare veiling. Onder een openbare veiling wordt</text:span></text:p>
      <text:p text:style-name="P2"><text:span text:style-name="T3">verstaan een verkoopmethode waarbij producten, digitale inhoud en/of diensten door de</text:span></text:p>
      <text:p text:style-name="P2"><text:soft-page-break/><text:span text:style-name="T3">ondernemer worden aangeboden aan de consument die persoonlijk aanwezig is of de mogelijkheid</text:span></text:p>
      <text:p text:style-name="P2"><text:span text:style-name="T3">krijgt persoonlijk aanwezig te zijn op de veiling, onder leiding van een veilingmeester, en waarbij de</text:span></text:p>
      <text:p text:style-name="P2"><text:span text:style-name="T3">succesvolle bieder verplicht is de producten, digitale inhoud en/of diensten af te nemen;</text:span></text:p>
      <text:p text:style-name="P2"><text:span text:style-name="T3">3. Dienstenovereenkomsten, na volledige uitvoering van de dienst, maar alleen als:</text:span></text:p>
      <text:p text:style-name="P2"><text:span text:style-name="T3">a. de uitvoering is begonnen met uitdrukkelijke voorafgaande instemming van de consument; en</text:span></text:p>
      <text:p text:style-name="P2"><text:span text:style-name="T3">b. de consument heeft verklaard dat hij zijn herroepingsrecht verliest zodra de ondernemer de</text:span></text:p>
      <text:p text:style-name="P2"><text:span text:style-name="T3">overeenkomst volledig heeft uitgevoerd;</text:span></text:p>
      <text:p text:style-name="P2"><text:span text:style-name="T3">4. Pakketreizen als bedoeld in artikel 7:500 BW en overeenkomsten van personenvervoer;</text:span></text:p>
      <text:p text:style-name="P2"><text:span text:style-name="T3">5. Dienstenovereenkomsten voor terbeschikkingstelling van accommodatie, als in de overeenkomst</text:span></text:p>
      <text:p text:style-name="P2"><text:span text:style-name="T3">een bepaalde datum of periode van uitvoering is voorzien en anders dan voor woondoeleinden,</text:span></text:p>
      <text:p text:style-name="P2"><text:span text:style-name="T3">goederenvervoer, autoverhuurdiensten en catering;</text:span></text:p>
      <text:p text:style-name="P2"><text:span text:style-name="T3">6. Overeenkomsten met betrekking tot vrijetijdsbesteding, als in de overeenkomst een bepaalde</text:span></text:p>
      <text:p text:style-name="P2"><text:span text:style-name="T3">datum of periode van uitvoering daarvan is voorzien;</text:span></text:p>
      <text:p text:style-name="P2"><text:span text:style-name="T3">7. Volgens specificaties van de consument vervaardigde producten, die niet geprefabriceerd zijn en</text:span></text:p>
      <text:p text:style-name="P2"><text:span text:style-name="T3">die worden vervaardigd op basis van een individuele keuze of beslissing van de consument, of die</text:span></text:p>
      <text:p text:style-name="P2"><text:span text:style-name="T3">duidelijk voor een specifieke persoon bestemd zijn;</text:span></text:p>
      <text:p text:style-name="P2"><text:span text:style-name="T3">8. Producten die snel bederven of een beperkte houdbaarheid hebben;</text:span></text:p>
      <text:p text:style-name="P2"><text:span text:style-name="T3">9. Verzegelde producten die om redenen van gezondheidsbescherming of hygiëne niet geschikt zijn</text:span></text:p>
      <text:p text:style-name="P2"><text:span text:style-name="T3">om te worden teruggezonden en waarvan de verzegeling na levering is verbroken;</text:span></text:p>
      <text:p text:style-name="P2"><text:span text:style-name="T3">10. Producten die na levering door hun aard onherroepelijk vermengd zijn met andere producten;</text:span></text:p>
      <text:p text:style-name="P2"><text:span text:style-name="T3">11. Alcoholische dranken waarvan de prijs is overeengekomen bij het sluiten van de overeenkomst,</text:span></text:p>
      <text:p text:style-name="P2"><text:span text:style-name="T3">maar waarvan de levering slechts kan plaatsvinden na 30 dagen, en waarvan de werkelijke waarde</text:span></text:p>
      <text:p text:style-name="P2"><text:span text:style-name="T3">afhankelijk is van schommelingen van de markt waarop de ondernemer geen invloed heeft;</text:span></text:p>
      <text:p text:style-name="P2"><text:span text:style-name="T3">12. Verzegelde audio-, video-opnamen en computerprogrammatuur, waarvan de verzegeling na</text:span></text:p>
      <text:p text:style-name="P2"><text:span text:style-name="T3">levering is verbroken;</text:span></text:p>
      <text:p text:style-name="P2"><text:span text:style-name="T3">13. Kranten, tijdschriften of magazines, met uitzondering van abonnementen hierop;</text:span></text:p>
      <text:p text:style-name="P2"><text:span text:style-name="T3">14. De levering van digitale inhoud anders dan op een materiële drager, maar alleen als:</text:span></text:p>
      <text:p text:style-name="P2"><text:span text:style-name="T3">a. de uitvoering is begonnen met uitdrukkelijke voorafgaande instemming van de consument; en</text:span></text:p>
      <text:p text:style-name="P2"><text:span text:style-name="T3">b. de consument heeft verklaard dat hij hiermee zijn herroepingsrecht verliest.</text:span></text:p>
      <text:p text:style-name="P2"><text:span text:style-name="T3"/></text:p>
      <text:p text:style-name="P2"><text:span text:style-name="T1">Artikel 11 - De prijs</text:span></text:p>
      <text:p text:style-name="P2"><text:span text:style-name="T3">1. Gedurende de in het aanbod vermelde geldigheidsduur worden de prijzen van de aangeboden</text:span></text:p>
      <text:p text:style-name="P2"><text:span text:style-name="T3">producten en/of diensten niet verhoogd, behoudens prijswijzigingen als gevolg van veranderingen in</text:span></text:p>
      <text:p text:style-name="P2"><text:span text:style-name="T3">btw-tarieven.</text:span></text:p>
      <text:p text:style-name="P2"><text:span text:style-name="T3">2. In afwijking van het vorige lid kan de ondernemer producten of diensten waarvan de prijzen</text:span></text:p>
      <text:p text:style-name="P2"><text:span text:style-name="T3">gebonden zijn aan schommelingen op de financiële markt en waar de ondernemer geen invloed op</text:span></text:p>
      <text:p text:style-name="P2"><text:span text:style-name="T3">heeft, met variabele prijzen aanbieden. Deze gebondenheid aan schommelingen en het feit dat</text:span></text:p>
      <text:p text:style-name="P2"><text:span text:style-name="T3">eventueel vermelde prijzen richtprijzen zijn, worden bij het aanbod vermeld.</text:span></text:p>
      <text:p text:style-name="P2"><text:span text:style-name="T3">3. Prijsverhogingen binnen 3 maanden na de totstandkoming van de overeenkomst zijn alleen</text:span></text:p>
      <text:p text:style-name="P2"><text:span text:style-name="T3">toegestaan indien zij het gevolg zijn van wettelijke regelingen of bepalingen.</text:span></text:p>
      <text:p text:style-name="P2"><text:span text:style-name="T3">4. Prijsverhogingen vanaf 3 maanden na de totstandkoming van de overeenkomst zijn alleen</text:span></text:p>
      <text:p text:style-name="P2"><text:span text:style-name="T3">toegestaan indien de ondernemer dit bedongen heeft en:</text:span></text:p>
      <text:p text:style-name="P2"><text:span text:style-name="T3">a. deze het gevolg zijn van wettelijke regelingen of bepalingen; of</text:span></text:p>
      <text:p text:style-name="P2"><text:span text:style-name="T3">b. de consument de bevoegdheid heeft de overeenkomst op te zeggen met ingang van de dag</text:span></text:p>
      <text:p text:style-name="P2"><text:span text:style-name="T3">waarop de prijsverhoging ingaat.</text:span></text:p>
      <text:p text:style-name="P2"><text:span text:style-name="T3">5. De in het aanbod van producten of diensten genoemde prijzen zijn inclusief btw.</text:span></text:p>
      <text:p text:style-name="P2"><text:span text:style-name="T3"/></text:p>
      <text:p text:style-name="P2"><text:span text:style-name="T1">Artikel 12 - Nakoming overeenkomst en extra garantie</text:span></text:p>
      <text:p text:style-name="P2"><text:span text:style-name="T3">1. De ondernemer staat er voor in dat de producten en/of diensten voldoen aan de overeenkomst,</text:span></text:p>
      <text:p text:style-name="P2"><text:span text:style-name="T3">de in het aanbod vermelde specificaties, aan de redelijke eisen van deugdelijkheid en/of</text:span></text:p>
      <text:p text:style-name="P2"><text:span text:style-name="T3">bruikbaarheid en de op de datum van de totstandkoming van de overeenkomst bestaande wettelijke</text:span></text:p>
      <text:p text:style-name="P2"><text:span text:style-name="T3">bepalingen en/of overheidsvoorschriften. Indien overeengekomen staat de ondernemer er tevens</text:span></text:p>
      <text:p text:style-name="P2"><text:span text:style-name="T3">voor in dat het product geschikt is voor ander dan normaal gebruik.</text:span></text:p>
      <text:p text:style-name="P2"><text:span text:style-name="T3">2. Een door de ondernemer, diens toeleverancier, fabrikant of importeur verstrekte extra garantie</text:span></text:p>
      <text:p text:style-name="P2"><text:span text:style-name="T3">beperkt nimmer de wettelijke rechten en vorderingen die de consument op grond van de</text:span></text:p>
      <text:p text:style-name="P2"><text:span text:style-name="T3">overeenkomst tegenover de ondernemer kan doen gelden indien de ondernemer is tekortgeschoten</text:span></text:p>
      <text:p text:style-name="P2"><text:span text:style-name="T3">in de nakoming van zijn deel van de overeenkomst.</text:span></text:p>
      <text:p text:style-name="P2"><text:span text:style-name="T3">3. Onder extra garantie wordt verstaan iedere verbintenis van de ondernemer, diens</text:span></text:p>
      <text:p text:style-name="P2"><text:span text:style-name="T3">toeleverancier, importeur of producent waarin deze aan de consument bepaalde rechten of</text:span></text:p>
      <text:p text:style-name="P2"><text:span text:style-name="T3">vorderingen toekent die verder gaan dan waartoe deze wettelijk verplicht is in geval hij is</text:span></text:p>
      <text:p text:style-name="P2"><text:span text:style-name="T3">tekortgeschoten in de nakoming van zijn deel van de overeenkomst.</text:span></text:p>
      <text:p text:style-name="P2"><text:span text:style-name="T3"/></text:p>
      <text:p text:style-name="P2"><text:span text:style-name="T1">Artikel 13 - Levering en uitvoering</text:span></text:p>
      <text:p text:style-name="P2"><text:soft-page-break/><text:span text:style-name="T3">1. De ondernemer zal de grootst mogelijke zorgvuldigheid in acht nemen bij het in ontvangst</text:span></text:p>
      <text:p text:style-name="P2"><text:span text:style-name="T3">nemen en bij de uitvoering van bestellingen van producten en bij de beoordeling van aanvragen tot</text:span></text:p>
      <text:p text:style-name="P2"><text:span text:style-name="T3">verlening van diensten.</text:span></text:p>
      <text:p text:style-name="P2"><text:span text:style-name="T3">2. Als plaats van levering geldt het adres dat de consument aan de ondernemer kenbaar heeft</text:span></text:p>
      <text:p text:style-name="P2"><text:span text:style-name="T3">gemaakt.</text:span></text:p>
      <text:p text:style-name="P2"><text:span text:style-name="T3">3. Met inachtneming van hetgeen hierover in artikel 4 van deze algemene voorwaarden is</text:span></text:p>
      <text:p text:style-name="P2"><text:span text:style-name="T3">vermeld, zal de ondernemer geaccepteerde bestellingen met bekwame spoed doch uiterlijk binnen</text:span></text:p>
      <text:p text:style-name="P2"><text:span text:style-name="T3">30 dagen uitvoeren, tenzij een andere leveringstermijn is overeengekomen. Indien de bezorging</text:span></text:p>
      <text:p text:style-name="P2"><text:span text:style-name="T3">vertraging ondervindt, of indien een bestelling niet dan wel slechts gedeeltelijk kan worden</text:span></text:p>
      <text:p text:style-name="P2"><text:span text:style-name="T3">uitgevoerd, ontvangt de consument hiervan uiterlijk 30 dagen nadat hij de bestelling geplaatst heeft</text:span></text:p>
      <text:p text:style-name="P2"><text:span text:style-name="T3">bericht. De consument heeft in dat geval het recht om de overeenkomst zonder kosten te ontbinden</text:span></text:p>
      <text:p text:style-name="P2"><text:span text:style-name="T3">en recht op eventuele schadevergoeding.</text:span></text:p>
      <text:p text:style-name="P2"><text:span text:style-name="T3">4. Na ontbinding conform het vorige lid zal de ondernemer het bedrag dat de consument betaald</text:span></text:p>
      <text:p text:style-name="P2"><text:span text:style-name="T3">heeft onverwijld terugbetalen.</text:span></text:p>
      <text:p text:style-name="P2"><text:span text:style-name="T3">5. Het risico van beschadiging en/of vermissing van producten berust bij de ondernemer tot het</text:span></text:p>
      <text:p text:style-name="P2"><text:span text:style-name="T3">moment van bezorging aan de consument of een vooraf aangewezen en aan de ondernemer</text:span></text:p>
      <text:p text:style-name="P2"><text:span text:style-name="T3">bekend gemaakte vertegenwoordiger, tenzij uitdrukkelijk anders is overeengekomen.</text:span></text:p>
      <text:p text:style-name="P2"><text:span text:style-name="T3"/></text:p>
      <text:p text:style-name="P2"><text:span text:style-name="T1">Artikel 14 - Duurtransacties: duur, opzegging en verlenging</text:span></text:p>
      <text:p text:style-name="P2"><text:span text:style-name="T5">Opzegging:</text:span></text:p>
      <text:p text:style-name="P2"><text:span text:style-name="T3">1. De consument kan een overeenkomst die voor onbepaalde tijd is aangegaan en die strekt tot</text:span></text:p>
      <text:p text:style-name="P2"><text:span text:style-name="T3">het geregeld afleveren van producten (elektriciteit daaronder begrepen) of diensten, te allen tijde</text:span></text:p>
      <text:p text:style-name="P2"><text:span text:style-name="T3">opzeggen met inachtneming van daartoe overeengekomen opzeggingsregels en een opzegtermijn</text:span></text:p>
      <text:p text:style-name="P2"><text:span text:style-name="T3">van ten hoogste één maand.</text:span></text:p>
      <text:p text:style-name="P2"><text:span text:style-name="T3">2. De consument kan een overeenkomst die voor bepaalde tijd is aangegaan en die strekt tot het</text:span></text:p>
      <text:p text:style-name="P2"><text:span text:style-name="T3">geregeld afleveren van producten (elektriciteit daaronder begrepen) of diensten, te allen tijde tegen</text:span></text:p>
      <text:p text:style-name="P2"><text:span text:style-name="T3">het einde van de bepaalde duur opzeggen met inachtneming van daartoe overeengekomen</text:span></text:p>
      <text:p text:style-name="P2"><text:span text:style-name="T3">opzeggingsregels en een opzegtermijn van ten hoogste één maand.</text:span></text:p>
      <text:p text:style-name="P2"><text:span text:style-name="T3">3. De consument kan de in de vorige leden genoemde overeenkomsten:</text:span></text:p>
      <text:p text:style-name="P2"><text:span text:style-name="T4">- </text:span><text:span text:style-name="T3">te allen tijde opzeggen en niet beperkt worden tot opzegging op een bepaald tijdstip of in een</text:span></text:p>
      <text:p text:style-name="P2"><text:span text:style-name="T3">bepaalde periode;</text:span></text:p>
      <text:p text:style-name="P2"><text:span text:style-name="T4">- </text:span><text:span text:style-name="T3">tenminste opzeggen op dezelfde wijze als zij door hem zijn aangegaan;</text:span></text:p>
      <text:p text:style-name="P2"><text:span text:style-name="T4">- </text:span><text:span text:style-name="T3">altijd opzeggen met dezelfde opzegtermijn als de ondernemer voor zichzelf heeft bedongen.</text:span></text:p>
      <text:p text:style-name="P2"><text:span text:style-name="T5">Verlenging:</text:span></text:p>
      <text:p text:style-name="P2"><text:span text:style-name="T3">4. Een overeenkomst die voor bepaalde tijd is aangegaan en die strekt tot het geregeld afleveren</text:span></text:p>
      <text:p text:style-name="P2"><text:span text:style-name="T3">van producten (elektriciteit daaronder begrepen) of diensten, mag niet stilzwijgend worden verlengd</text:span></text:p>
      <text:p text:style-name="P2"><text:span text:style-name="T3">of vernieuwd voor een bepaalde duur.</text:span></text:p>
      <text:p text:style-name="P2"><text:span text:style-name="T3">5. In afwijking van het vorige lid mag een overeenkomst die voor bepaalde tijd is aangegaan en</text:span></text:p>
      <text:p text:style-name="P2"><text:span text:style-name="T3">die strekt tot het geregeld afleveren van dag- nieuws- en weekbladen en tijdschriften stilzwijgend</text:span></text:p>
      <text:p text:style-name="P2"><text:span text:style-name="T3">worden verlengd voor een bepaalde duur van maximaal drie maanden, als de consument deze</text:span></text:p>
      <text:p text:style-name="P2"><text:span text:style-name="T3">verlengde overeenkomst tegen het einde van de verlenging kan opzeggen met een opzegtermijn</text:span></text:p>
      <text:p text:style-name="P2"><text:span text:style-name="T3">van ten hoogste één maand.</text:span></text:p>
      <text:p text:style-name="P2"><text:span text:style-name="T3">6. Een overeenkomst die voor bepaalde tijd is aangegaan en die strekt tot het geregeld afleveren</text:span></text:p>
      <text:p text:style-name="P2"><text:span text:style-name="T3">van producten of diensten, mag alleen stilzwijgend voor onbepaalde duur worden verlengd als de</text:span></text:p>
      <text:p text:style-name="P2"><text:span text:style-name="T3">consument te allen tijde mag opzeggen met een opzegtermijn van ten hoogste één maand. De</text:span></text:p>
      <text:p text:style-name="P2"><text:span text:style-name="T3">opzegtermijn is ten hoogste drie maanden in geval de overeenkomst strekt tot het geregeld, maar</text:span></text:p>
      <text:p text:style-name="P2"><text:span text:style-name="T3">minder dan eenmaal per maand, afleveren van dag-, nieuws- en weekbladen en tijdschriften.</text:span></text:p>
      <text:p text:style-name="P2"><text:span text:style-name="T3">7. Een overeenkomst met beperkte duur tot het geregeld ter kennismaking afleveren van dag-,</text:span></text:p>
      <text:p text:style-name="P2"><text:span text:style-name="T3">nieuws- en weekbladen en tijdschriften (proef- of kennismakingsabonnement) wordt niet</text:span></text:p>
      <text:p text:style-name="P2"><text:span text:style-name="T3">stilzwijgend voortgezet en eindigt automatisch na afloop van de proef- of kennismakingsperiode.</text:span></text:p>
      <text:p text:style-name="P2"><text:span text:style-name="T5">Duur:</text:span></text:p>
      <text:p text:style-name="P2"><text:span text:style-name="T3">8. Als een overeenkomst een duur van meer dan een jaar heeft, mag de consument na een jaar</text:span></text:p>
      <text:p text:style-name="P2"><text:span text:style-name="T3">de overeenkomst te allen tijde met een opzegtermijn van ten hoogste één maand opzeggen, tenzij</text:span></text:p>
      <text:p text:style-name="P2"><text:span text:style-name="T3">de redelijkheid en billijkheid zich tegen opzegging vóór het einde van de overeengekomen duur</text:span></text:p>
      <text:p text:style-name="P2"><text:span text:style-name="T3">verzetten.</text:span></text:p>
      <text:p text:style-name="P2"><text:span text:style-name="T3"/></text:p>
      <text:p text:style-name="P2"><text:span text:style-name="T1">Artikel 15 - Betaling</text:span></text:p>
      <text:p text:style-name="P2"><text:span text:style-name="T3">1. Voor zover niet anders is bepaald in de overeenkomst of aanvullende voorwaarden, dienen de door</text:span></text:p>
      <text:p text:style-name="P2"><text:span text:style-name="T3">de consument verschuldigde bedragen te worden voldaan binnen 14 dagen na het ingaan van de</text:span></text:p>
      <text:p text:style-name="P2"><text:span text:style-name="T3">bedenktermijn, of bij het ontbreken van een bedenktermijn binnen 14 dagen na het sluiten van de</text:span></text:p>
      <text:p text:style-name="P2"><text:span text:style-name="T3">overeenkomst. In geval van een overeenkomst tot het verlenen van een dienst, vangt deze termijn</text:span></text:p>
      <text:p text:style-name="P2"><text:span text:style-name="T3">aan op de dag nadat de consument de bevestiging van de overeenkomst heeft ontvangen.</text:span></text:p>
      <text:p text:style-name="P2"><text:span text:style-name="T3">2. Bij de verkoop van producten aan consumenten mag de consument in algemene voorwaarden</text:span></text:p>
      <text:p text:style-name="P2"><text:soft-page-break/><text:span text:style-name="T3">nimmer verplicht worden tot vooruitbetaling van meer dan 50%. Wanneer vooruitbetaling is</text:span></text:p>
      <text:p text:style-name="P2"><text:span text:style-name="T3">bedongen, kan de consument geen enkel recht doen gelden aangaande de uitvoering van de</text:span></text:p>
      <text:p text:style-name="P2"><text:span text:style-name="T3">desbetreffende bestelling of dienst(en), alvorens de bedongen vooruitbetaling heeft</text:span></text:p>
      <text:p text:style-name="P2"><text:span text:style-name="T3">plaatsgevonden.</text:span></text:p>
      <text:p text:style-name="P2"><text:span text:style-name="T3">3. De consument heeft de plicht om onjuistheden in verstrekte of vermelde betaalgegevens onverwijld</text:span></text:p>
      <text:p text:style-name="P2"><text:span text:style-name="T3">aan de ondernemer te melden.</text:span></text:p>
      <text:p text:style-name="P2"><text:span text:style-name="T3">4. Indien de consument niet tijdig aan zijn betalingsverplichting(en) voldoet, is deze, nadat hij door de</text:span></text:p>
      <text:p text:style-name="P2"><text:span text:style-name="T3">ondernemer is gewezen op de te late betaling en de ondernemer de consument een termijn van 14</text:span></text:p>
      <text:p text:style-name="P2"><text:span text:style-name="T3">dagen heeft gegund om alsnog aan zijn betalingsverplichtingen te voldoen, na het uitblijven van</text:span></text:p>
      <text:p text:style-name="P2"><text:span text:style-name="T3">betaling binnen deze 14-dagen-termijn, over het nog verschuldigde bedrag de wettelijke rente</text:span></text:p>
      <text:p text:style-name="P2"><text:span text:style-name="T3">verschuldigd en is de ondernemer gerechtigd de door hem gemaakte buitengerechtelijke</text:span></text:p>
      <text:p text:style-name="P2"><text:span text:style-name="T3">incassokosten in rekening te brengen. Deze incassokosten bedragen maximaal: 15% over</text:span></text:p>
      <text:p text:style-name="P2"><text:span text:style-name="T3">openstaande bedragen tot € 2.500,=; 10% over de daaropvolgende € 2.500,= en 5% over de</text:span></text:p>
      <text:p text:style-name="P2"><text:span text:style-name="T3">volgende € 5.000,= met een minimum van € 40,=. De ondernemer kan ten voordele van de</text:span></text:p>
      <text:p text:style-name="P2"><text:span text:style-name="T3">consument afwijken van genoemde bedragen en percentages.</text:span></text:p>
      <text:p text:style-name="P2"><text:span text:style-name="T3"/></text:p>
      <text:p text:style-name="P2"><text:span text:style-name="T1">Artikel 16 - Klachtenregeling</text:span></text:p>
      <text:p text:style-name="P2"><text:span text:style-name="T3">1. De ondernemer beschikt over een voldoende bekend gemaakte klachtenprocedure en</text:span></text:p>
      <text:p text:style-name="P2"><text:span text:style-name="T3">behandelt de klacht overeenkomstig deze klachtenprocedure.</text:span></text:p>
      <text:p text:style-name="P2"><text:span text:style-name="T3">2. Klachten over de uitvoering van de overeenkomst moeten binnen bekwame tijd nadat de</text:span></text:p>
      <text:p text:style-name="P2"><text:span text:style-name="T3">consument de gebreken heeft geconstateerd, volledig en duidelijk omschreven worden ingediend bij</text:span></text:p>
      <text:p text:style-name="P2"><text:span text:style-name="T3">de ondernemer.</text:span></text:p>
      <text:p text:style-name="P2"><text:span text:style-name="T3">3. Bij de ondernemer ingediende klachten worden binnen een termijn van 14 dagen gerekend</text:span></text:p>
      <text:p text:style-name="P2"><text:span text:style-name="T3">vanaf de datum van ontvangst beantwoord. Als een klacht een voorzienbaar langere verwerkingstijd</text:span></text:p>
      <text:p text:style-name="P2"><text:span text:style-name="T3">vraagt, wordt door de ondernemer binnen de termijn van 14 dagen geantwoord met een bericht van</text:span></text:p>
      <text:p text:style-name="P2"><text:span text:style-name="T3">ontvangst en een indicatie wanneer de consument een meer uitvoerig antwoord kan verwachten.</text:span></text:p>
      <text:p text:style-name="P2"><text:span text:style-name="T3">4. De consument dient de ondernemer in ieder geval 4 weken de tijd te geven om de klacht in</text:span></text:p>
      <text:p text:style-name="P2"><text:span text:style-name="T3">onderling overleg op te lossen. Na deze termijn ontstaat een geschil dat vatbaar is voor de</text:span></text:p>
      <text:p text:style-name="P2"><text:span text:style-name="T3">geschillenregeling.</text:span></text:p>
      <text:p text:style-name="P2"><text:span text:style-name="T3"/></text:p>
      <text:p text:style-name="P2"><text:span text:style-name="T1">Artikel 17 - Geschillen</text:span></text:p>
      <text:p text:style-name="P2"><text:span text:style-name="T3">1. Op overeenkomsten tussen de ondernemer en de consument waarop deze algemene</text:span></text:p>
      <text:p text:style-name="P2"><text:span text:style-name="T3">voorwaarden betrekking hebben, is uitsluitend Nederlands recht van toepassing.</text:span></text:p>
      <text:p text:style-name="P2"><text:span text:style-name="T3"/></text:p>
      <text:p text:style-name="P2"><text:span text:style-name="T1">Artikel 18 - Aanvullende of afwijkende bepalingen</text:span></text:p>
      <text:p text:style-name="P2"><text:span text:style-name="T3">Aanvullende dan wel van deze algemene voorwaarden afwijkende bepalingen mogen niet ten nadele</text:span></text:p>
      <text:p text:style-name="P2"><text:span text:style-name="T3">van de consument zijn en dienen schriftelijk te worden vastgelegd dan wel op zodanige wijze dat deze</text:span></text:p>
      <text:p text:style-name="P2"><text:span text:style-name="T3">door de consument op een toegankelijke manier kunnen worden opgeslagen op een duurzame</text:span></text:p>
      <text:p text:style-name="P2"><text:span text:style-name="T3">gegevensdrager.</text:span></text:p>
      <text:p text:style-name="P2"><text:span text:style-name="T3"/></text:p>
      <text:p text:style-name="P2"><text:span text:style-name="T1">Bijlage I: Modelformulier voor herroeping</text:span></text:p>
      <text:p text:style-name="P2"><text:span text:style-name="T1">Modelformulier voor herroeping</text:span></text:p>
      <text:p text:style-name="P2"><text:span text:style-name="T3">(dit formulier alleen invullen en terugzenden wanneer u de overeenkomst wilt herroepen)</text:span></text:p>
      <text:p text:style-name="P2"><text:span text:style-name="T3">Aan:</text:span></text:p>
      <text:p text:style-name="P3"><text:span text:style-name="T3">LMS Distribution</text:span></text:p>
      <text:p text:style-name="P2"><text:a xlink:type="simple" xlink:href="https://www.google.com/maps/place/Toepadweg+10,+5301+KA+Zaltbommel,+Nederland/@51.8093832,5.2660447,17z/data=!4m5!3m4!1s0x47c6f3f2b1420c0b:0x5d4d2ef48537dec3!8m2!3d51.8093832!4d5.2682334" office:target-frame-name="_blank" xlink:show="new" text:style-name="Internet_20_link" text:visited-style-name="Visited_20_Internet_20_Link">Toepadweg 10</text:a><text:span text:style-name="T3"> </text:span></text:p>
      <text:p text:style-name="P2"><text:a xlink:type="simple" xlink:href="https://www.google.com/maps/place/Toepadweg+10,+5301+KA+Zaltbommel,+Nederland/@51.8093832,5.2660447,17z/data=!4m5!3m4!1s0x47c6f3f2b1420c0b:0x5d4d2ef48537dec3!8m2!3d51.8093832!4d5.2682334" office:target-frame-name="_blank" xlink:show="new" text:style-name="Internet_20_link" text:visited-style-name="Visited_20_Internet_20_Link">5301 KA Zaltbommel</text:a><text:span text:style-name="T3"> </text:span></text:p>
      <text:p text:style-name="P2"><text:span text:style-name="T3">Telefoonnummer: </text:span><text:a xlink:type="simple" xlink:href="tel:085-0703058" text:style-name="Internet_20_link" text:visited-style-name="Visited_20_Internet_20_Link">085-0703058</text:a><text:span text:style-name="T3"> </text:span></text:p>
      <text:p text:style-name="P2"><text:span text:style-name="T3">E-mailadres: </text:span><text:a xlink:type="simple" xlink:href="mailto:info@lmsdistribution.nl" text:style-name="Internet_20_link" text:visited-style-name="Visited_20_Internet_20_Link">info@lmsdistribution.nl</text:a><text:span text:style-name="T6"> </text:span></text:p>
      <text:p text:style-name="P2"><text:span text:style-name="T3">KvK-nummer:</text:span></text:p>
      <text:p text:style-name="P2"><text:span text:style-name="T3">Btw-identificatienummer: </text:span></text:p>
      <text:p text:style-name="P2"><text:span text:style-name="T4">- </text:span><text:span text:style-name="T3">Ik/Wij* deel/delen* u hierbij mede, dat ik/wij* onze overeenkomst betreffende</text:span></text:p>
      <text:p text:style-name="P2"><text:span text:style-name="T3">de verkoop van de volgende producten: [aanduiding product]*</text:span></text:p>
      <text:p text:style-name="P2"><text:span text:style-name="T3">de levering van de volgende digitale inhoud: [aanduiding digitale inhoud]*</text:span></text:p>
      <text:p text:style-name="P2"><text:span text:style-name="T3">de verrichting van de volgende dienst: [aanduiding dienst]*,</text:span></text:p>
      <text:p text:style-name="P2"><text:span text:style-name="T3">herroept/herroepen*</text:span></text:p>
      <text:p text:style-name="P2"><text:span text:style-name="T4">- </text:span><text:span text:style-name="T3">Besteld op*/ontvangen op* [datum bestelling bij diensten of ontvangst bij producten]</text:span></text:p>
      <text:p text:style-name="P2"><text:span text:style-name="T4">- </text:span><text:span text:style-name="T3">[Naam consumenten(en)]</text:span></text:p>
      <text:p text:style-name="P2"><text:span text:style-name="T4">- </text:span><text:span text:style-name="T3">[Adres consument(en)]</text:span></text:p>
      <text:p text:style-name="P2"><text:span text:style-name="T4">- </text:span><text:span text:style-name="T3">[Handtekening consument(en)] (alleen wanneer dit formulier op papier wordt ingediend)</text:span></text:p>
      <text:p text:style-name="P1"><text:span text:style-name="T3">* Doorhalen wat niet van toepassing is of invullen wat van toepassing 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3:11:08.260000000</meta:creation-date>
    <dc:date>2018-11-01T14:15:25.934000000</dc:date>
    <meta:editing-duration>PT38M29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0" meta:page-count="7" meta:paragraph-count="416" meta:word-count="4466" meta:character-count="29648" meta:non-whitespace-character-count="25588"/>
  </office:meta>
</office:document-meta>
</file>